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Research Methodology</text:p>
      <text:p text:style-name="P2"><text:span text:style-name="T3">Past tense is used for the research methodology as it is reflecting on research that I have documented where I mentioned the use of the stages mentioned in the literature review which I used to gather data along<text:s/></text:span><text:span text:style-name="T4">the implementation of the prototype.</text:span><text:span text:style-name="T5"><text:s/>I wrote around 2100 words mentioning that</text:span><text:span text:style-name="T6"><text:s/></text:span><text:span text:style-name="T7">I</text:span><text:span text:style-name="T8"><text:s/>used both quantitative and qualitative as research approaches for testing my prototype. I use quantitative data to gather general information about the prototype and analyze the data from various users to compare the<text:s/></text:span><text:span text:style-name="T9">results that were generated. I also used qualitative data to gather specific information of each user and assess a his/her behavior when using the gamification tool that I developed. The prototype that was developed was an integration of cyber security com</text:span><text:span text:style-name="T10">bined with gamification where the targeted age group was between ten years and fourteen years old as from research gathered from the literature review are highly vulnerable to security risks online as they do not have enough awareness on the sub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7:52:00Z</meta:creation-date>
    <dc:date>2020-06-01T18:11:00Z</dc:date>
    <meta:template xlink:href="Normal" xlink:type="simple"/>
    <meta:editing-cycles>3</meta:editing-cycles>
    <meta:editing-duration>PT660S</meta:editing-duration>
    <meta:document-statistic meta:page-count="1" meta:paragraph-count="2" meta:word-count="154" meta:character-count="1036" meta:row-count="7" meta:non-whitespace-character-count="884"/>
  </office:meta>
</office:document-meta>
</file>